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600000218922B20903D7D5D66.png" manifest:media-type="image/png"/>
  <manifest:file-entry manifest:full-path="Pictures/10000201000001DC00000349887D7EAD3E66D38D.png" manifest:media-type="image/png"/>
  <manifest:file-entry manifest:full-path="Pictures/1000000000000280000001E03B4CA3928D52B1E2.jpg" manifest:media-type="image/jpeg"/>
  <manifest:file-entry manifest:full-path="Pictures/1000000000000280000001E0811B21ADEAA1EF3C.jpg" manifest:media-type="image/jpeg"/>
  <manifest:file-entry manifest:full-path="Pictures/10000201000001910000019F67CB4A9527086F51.png" manifest:media-type="image/png"/>
  <manifest:file-entry manifest:full-path="Pictures/1000000000000280000001E0D0D321E0048FC2F6.jpg" manifest:media-type="image/jpeg"/>
  <manifest:file-entry manifest:full-path="Pictures/1000000000000280000001E0654014A2C97140A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8.386cm" fo:min-width="14.994cm"/>
      <style:paragraph-properties style:writing-mode="lr-tb"/>
    </style:style>
    <style:style style:name="gr2" style:family="graphic" style:parent-style-name="standard">
      <style:graphic-properties draw:stroke="dash" draw:stroke-dash="Dot" svg:stroke-color="#000000" draw:fill="none" draw:textarea-horizontal-align="justify" draw:textarea-vertical-align="top" draw:auto-grow-height="false" fo:min-height="5.592cm" fo:min-width="6.172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217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583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solid" draw:stroke-dash="Line_20_with_20_Fine_20_Dots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069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marker-start="" draw:marker-start-width="0.242cm" draw:marker-end-width="0.242cm" draw:fill="none" draw:fill-color="#ffffff" draw:textarea-vertical-align="middle" draw:auto-grow-height="true" draw:auto-grow-width="false" fo:max-height="0cm" fo:min-height="1.765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4.519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17cm, 1.668cm, 1.53cm, 2.141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45cm, 1.778cm, 1.348cm, 2.031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6.428cm" fo:min-width="8.39cm"/>
    </style:style>
    <style:style style:name="gr15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5.846cm" fo:min-width="4.58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Long_20_Dash" svg:stroke-width="0.035cm" svg:stroke-color="#00a933" draw:marker-start-width="0.252cm" draw:marker-end-width="0.252cm" draw:fill="none" draw:textarea-horizontal-align="justify" draw:textarea-vertical-align="middle" draw:auto-grow-height="false" fo:min-height="5.812cm" fo:min-width="4.54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42cm" fo:min-width="8.39cm" fo:padding-top="0.142cm" fo:padding-bottom="0.142cm" fo:padding-left="0.267cm" fo:padding-right="0.267cm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08cm" fo:min-width="8.356cm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draw:fill-color="#81d41a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draw:fill="none" fo:min-height="0.512cm"/>
      <style:paragraph-properties style:writing-mode="lr-tb"/>
    </style:style>
    <style:style style:name="gr23" style:family="graphic" style:parent-style-name="objectwithoutfill">
      <style:graphic-properties svg:stroke-width="0.035cm" svg:stroke-color="#ff0000" draw:marker-start-width="0.252cm" draw:marker-end-width="0.252cm" svg:stroke-opacity="70%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26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solid" draw:fill-color="#99ff66" draw:auto-grow-height="true" draw:auto-grow-width="false" fo:max-height="0cm" fo:min-height="0.831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2.845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0.258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0.109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3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0.65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ffffff" draw:auto-grow-height="true" draw:auto-grow-width="false" fo:max-height="0cm" fo:min-height="0.666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5.05cm" fo:min-width="2.54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846cm" fo:min-width="8.39cm" fo:padding-top="0.142cm" fo:padding-bottom="0.142cm" fo:padding-left="0.267cm" fo:padding-right="0.267cm"/>
    </style:style>
    <style:style style:name="gr38" style:family="graphic" style:parent-style-name="objectwithoutfill">
      <style:graphic-properties draw:stroke="dash" draw:stroke-dash="Long_20_Dash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  <style:paragraph-properties style:writing-mode="lr-tb"/>
    </style:style>
    <style:style style:name="gr40" style:family="graphic" style:parent-style-name="standard">
      <style:graphic-properties draw:stroke="none" draw:stroke-dash="Dot" svg:stroke-color="#000000" draw:fill="none" draw:fill-color="#ffffff" draw:auto-grow-height="true" draw:auto-grow-width="false" fo:max-height="0cm" fo:min-height="0.424cm"/>
      <style:paragraph-properties style:writing-mode="lr-tb"/>
    </style:style>
    <style:style style:name="gr41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draw:stroke="dash" draw:stroke-dash="Dashed_20__28_var_29_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4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4.288cm" fo:min-width="2.006cm" fo:padding-top="0.165cm" fo:padding-bottom="0.165cm" fo:padding-left="0.29cm" fo:padding-right="0.29cm"/>
    </style:style>
    <style:style style:name="gr45" style:family="graphic" style:parent-style-name="standard">
      <style:graphic-properties draw:stroke="solid" svg:stroke-color="#000000" draw:fill="none" draw:fill-color="#ffffff" draw:auto-grow-height="true" draw:auto-grow-width="false" fo:max-height="0cm" fo:min-height="2.282cm"/>
      <style:paragraph-properties style:writing-mode="lr-tb"/>
    </style:style>
    <style:style style:name="gr46" style:family="graphic" style:parent-style-name="objectwithoutfill">
      <style:graphic-properties svg:stroke-color="#000000" draw:marker-end="Arrow"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weight="bold" style:font-weight-asian="bold" style:font-weight-complex="bold"/>
    </style:style>
    <style:style style:name="P2" style:family="paragraph">
      <loext:graphic-properties draw:fill="solid" draw:fill-color="#cccccc"/>
      <style:paragraph-properties fo:text-align="center" style:writing-mode="lr-tb"/>
      <style:text-properties style:font-name="Arial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text-properties style:font-name="LM Mono 12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LM Mono 12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81d41a"/>
      <style:paragraph-properties fo:text-align="center"/>
    </style:style>
    <style:style style:name="P17" style:family="paragraph">
      <style:paragraph-properties fo:margin-top="0.42cm" fo:margin-bottom="0.35cm"/>
      <style:text-properties fo:color="#ff0000" style:font-name="LM Sans 9"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color="#ff0000" style:font-name="LM Sans 9" fo:font-size="10pt" style:font-size-asian="10pt" style:font-size-complex="10pt"/>
    </style:style>
    <style:style style:name="P19" style:family="paragraph">
      <style:text-properties fo:color="#c9211e" style:font-name="LM Sans 9" fo:font-size="7pt" style:font-size-asian="7pt" style:font-size-complex="7pt"/>
    </style:style>
    <style:style style:name="P20" style:family="paragraph">
      <loext:graphic-properties draw:fill="none" draw:fill-color="#ffffff"/>
      <style:text-properties fo:color="#c9211e" style:font-name="LM Sans 9" fo:font-size="8pt" style:font-size-asian="8pt" style:font-size-complex="8pt"/>
    </style:style>
    <style:style style:name="P21" style:family="paragraph">
      <loext:graphic-properties draw:fill="none" draw:fill-color="#ffffff"/>
      <style:text-properties fo:color="#c9211e" style:font-name="LM Sans 9" fo:font-size="7pt" style:font-size-asian="7pt" style:font-size-complex="7pt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  <style:text-properties style:font-name="LM Sans 9" fo:font-size="18pt"/>
    </style:style>
    <style:style style:name="P24" style:family="paragraph">
      <loext:graphic-properties draw:fill="solid" draw:fill-color="#99ff66"/>
      <style:paragraph-properties fo:text-align="center"/>
      <style:text-properties style:font-name="LM Sans 9" fo:font-size="18pt"/>
    </style:style>
    <style:style style:name="P25" style:family="paragraph">
      <style:paragraph-properties fo:text-align="center"/>
      <style:text-properties style:font-name="LM Mono 12" fo:font-size="18pt" fo:font-weight="bold" style:font-weight-asian="bold" style:font-weight-complex="bold"/>
    </style:style>
    <style:style style:name="P26" style:family="paragraph">
      <loext:graphic-properties draw:fill="solid" draw:fill-color="#ffffff"/>
      <style:paragraph-properties fo:text-align="center"/>
      <style:text-properties style:font-name="LM Mono 12" fo:font-size="18pt" fo:font-weight="bold" style:font-weight-asian="bold" style:font-weight-complex="bold"/>
    </style:style>
    <style:style style:name="P27" style:family="paragraph">
      <style:paragraph-properties fo:text-align="center"/>
      <style:text-properties style:font-name="LM Mono 12" fo:font-size="18pt" fo:font-weight="normal" style:font-weight-asian="normal" style:font-weight-complex="normal"/>
    </style:style>
    <style:style style:name="P28" style:family="paragraph">
      <loext:graphic-properties draw:fill="solid" draw:fill-color="#ffffff"/>
      <style:paragraph-properties fo:text-align="center"/>
      <style:text-properties style:font-name="LM Mono 12" fo:font-size="18pt" fo:font-weight="normal" style:font-weight-asian="normal" style:font-weight-complex="normal"/>
    </style:style>
    <style:style style:name="P29" style:family="paragraph">
      <style:text-properties fo:color="#ffffff" fo:font-size="18pt"/>
    </style:style>
    <style:style style:name="P30" style:family="paragraph">
      <loext:graphic-properties draw:fill="solid" draw:fill-color="#ffffff"/>
      <style:text-properties fo:color="#ffffff" fo:font-size="18pt"/>
    </style:style>
    <style:style style:name="P31" style:family="paragraph">
      <loext:graphic-properties draw:fill="none" draw:fill-color="#ffffff"/>
      <style:paragraph-properties fo:text-align="center"/>
      <style:text-properties style:font-name="LM Mono 12" fo:font-size="18pt"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/>
      <style:text-properties style:font-name="LM Sans 9" fo:font-size="18pt"/>
    </style:style>
    <style:style style:name="P33" style:family="paragraph">
      <style:text-properties fo:font-size="18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text-properties fo:color="#000000" style:font-name="LM Sans 9"/>
    </style:style>
    <style:style style:name="P37" style:family="paragraph">
      <loext:graphic-properties draw:fill="none" draw:fill-color="#ffffff"/>
      <style:text-properties fo:color="#000000" style:font-name="LM Sans 9"/>
    </style:style>
    <style:style style:name="P38" style:family="paragraph">
      <style:text-properties style:font-name="LM Sans 9"/>
    </style:style>
    <style:style style:name="P39" style:family="paragraph">
      <loext:graphic-properties draw:fill="none" draw:fill-color="#ffffff"/>
      <style:text-properties style:font-name="LM Sans 9"/>
    </style:style>
    <style:style style:name="P40" style:family="paragraph">
      <loext:graphic-properties draw:fill="none" draw:fill-color="#ffffff"/>
      <style:paragraph-properties fo:text-align="center"/>
      <style:text-properties style:font-name="LM Sans 9" fo:font-size="15pt" style:font-size-asian="15pt" style:font-size-complex="15pt"/>
    </style:style>
    <style:style style:name="P41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Arial"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LM Sans 9" fo:font-size="22pt" style:font-size-asian="22pt" style:font-size-complex="22pt"/>
    </style:style>
    <style:style style:name="T8" style:family="text">
      <style:text-properties style:text-position="-33% 58%" style:font-name="LM Sans 9" fo:font-size="22pt" style:font-size-asian="22pt" style:font-size-complex="22pt"/>
    </style:style>
    <style:style style:name="T9" style:family="text">
      <style:text-properties fo:color="#c9211e" style:font-name="LM Sans 9" fo:font-size="8pt" style:font-size-asian="8pt" style:font-size-complex="8pt"/>
    </style:style>
    <style:style style:name="T10" style:family="text">
      <style:text-properties style:font-name="LM Sans 9" fo:font-size="16pt" style:font-size-asian="16pt" style:font-size-complex="16pt"/>
    </style:style>
    <style:style style:name="T11" style:family="text">
      <style:text-properties style:font-name="LM Mono 12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LM Mono 12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fo:font-size="9pt" style:font-size-asian="9pt" style:font-size-complex="9pt"/>
    </style:style>
    <style:style style:name="T14" style:family="text">
      <style:text-properties style:font-name="LM Sans 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494cm" svg:height="8.636cm" svg:x="6.258cm" svg:y="5.588cm">
          <text:p text:style-name="P1"><text:span text:style-name="T1">Full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72cm" svg:height="5.842cm" svg:x="7.02cm" svg:y="6.874cm">
          <text:p text:style-name="P3"><text:span text:style-name="T2">Perceptio</text:span><text:span text:style-name="T2">n</text:span></text:p>
          <text:p text:style-name="P3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72cm" svg:height="5.842cm" svg:x="14.318cm" svg:y="6.874cm">
          <text:p text:style-name="P3"><text:span text:style-name="T2">Actuation</text:span></text:p>
          <text:p text:style-name="P3"><text:span text:style-name="T2">Modul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112cm" svg:height="1.495cm" svg:x="8.888cm" svg:y="8.427cm">
          <draw:text-box>
            <text:p text:style-name="P5"><text:span text:style-name="T3">C</text:span><text:span text:style-name="T3">a</text:span><text:span text:style-name="T3">m</text:span><text:span text:style-name="T3">er</text:span><text:span text:style-name="T3">a</text:span></text:p>
          </draw:text-box>
        </draw:frame>
        <draw:frame draw:style-name="gr4" draw:text-style-name="P6" draw:layer="layout" svg:width="3.256cm" svg:height="1.861cm" svg:x="8.844cm" svg:y="10.147cm">
          <draw:text-box>
            <text:p text:style-name="P5"><text:span text:style-name="T4">N</text:span><text:span text:style-name="T4">e</text:span><text:span text:style-name="T4">ur</text:span><text:span text:style-name="T4">al</text:span></text:p>
            <text:p text:style-name="P5"><text:span text:style-name="T4">pi</text:span><text:span text:style-name="T4">p</text:span><text:span text:style-name="T4">eli</text:span><text:span text:style-name="T4">n</text:span><text:span text:style-name="T4">e</text:span></text:p>
          </draw:text-box>
        </draw:frame>
        <draw:frame draw:style-name="gr5" draw:text-style-name="P6" draw:layer="layout" svg:width="3.144cm" svg:height="1.347cm" svg:x="16.068cm" svg:y="8.47cm">
          <draw:text-box>
            <text:p text:style-name="P5"><text:span text:style-name="T4">Tr</text:span><text:span text:style-name="T4">a</text:span><text:span text:style-name="T4">c</text:span><text:span text:style-name="T4">k</text:span><text:span text:style-name="T4">er</text:span></text:p>
          </draw:text-box>
        </draw:frame>
        <draw:frame draw:style-name="gr6" draw:text-style-name="P6" draw:layer="layout" svg:width="3.063cm" svg:height="2.043cm" svg:x="16.149cm" svg:y="10.156cm">
          <draw:text-box>
            <text:p text:style-name="P5"><text:span text:style-name="T4">PI</text:span><text:span text:style-name="T4">D</text:span></text:p>
            <text:p text:style-name="P5"><text:span text:style-name="T4">c</text:span><text:span text:style-name="T4">o</text:span><text:span text:style-name="T4">nt</text:span><text:span text:style-name="T4">ro</text:span><text:span text:style-name="T4">lle</text:span><text:span text:style-name="T4">r</text:span></text:p>
          </draw:text-box>
        </draw:frame>
        <draw:g>
          <draw:frame draw:style-name="gr7" draw:text-style-name="P7" draw:layer="layout" svg:width="5.334cm" svg:height="4.769cm" svg:x="0.162cm" svg:y="7.731cm">
            <draw:text-box>
              <text:p text:style-name="P5"><text:span text:style-name="T5">I</text:span><text:span text:style-name="T5">m</text:span><text:span text:style-name="T5">a</text:span><text:span text:style-name="T5">g</text:span><text:span text:style-name="T5">e</text:span></text:p>
              <text:p text:style-name="P5"><text:span text:style-name="T5">s</text:span><text:span text:style-name="T5">o</text:span><text:span text:style-name="T5">u</text:span><text:span text:style-name="T5">rc</text:span><text:span text:style-name="T5">e</text:span></text:p>
            </draw:text-box>
          </draw:frame>
          <draw:frame draw:style-name="gr3" draw:text-style-name="P6" draw:layer="layout" svg:width="3.753cm" svg:height="1.495cm" svg:x="0.924cm" svg:y="9.044cm">
            <draw:text-box>
              <text:p text:style-name="P5"><text:span text:style-name="T3">R</text:span><text:span text:style-name="T3">G</text:span><text:span text:style-name="T3">B</text:span><text:span text:style-name="T3">-</text:span><text:span text:style-name="T3">D </text:span><text:span text:style-name="T3">c</text:span><text:span text:style-name="T3">a</text:span><text:span text:style-name="T3">m</text:span><text:span text:style-name="T3">er</text:span><text:span text:style-name="T3">a</text:span></text:p>
            </draw:text-box>
          </draw:frame>
          <draw:frame draw:style-name="gr3" draw:text-style-name="P6" draw:layer="layout" svg:width="3.753cm" svg:height="1.495cm" svg:x="0.924cm" svg:y="10.822cm">
            <draw:text-box>
              <text:p text:style-name="P5"><text:span text:style-name="T3">R</text:span><text:span text:style-name="T3">O</text:span><text:span text:style-name="T3">S</text:span><text:span text:style-name="T3">B</text:span><text:span text:style-name="T3">a</text:span><text:span text:style-name="T3">g</text:span></text:p>
            </draw:text-box>
          </draw:frame>
        </draw:g>
        <draw:g>
          <draw:frame draw:style-name="gr7" draw:text-style-name="P7" draw:layer="layout" svg:width="5.334cm" svg:height="4.769cm" svg:x="22.514cm" svg:y="7.62cm">
            <draw:text-box>
              <text:p text:style-name="P5"><text:span text:style-name="T5">T</text:span><text:span text:style-name="T5">ar</text:span><text:span text:style-name="T5">g</text:span><text:span text:style-name="T5">et</text:span></text:p>
            </draw:text-box>
          </draw:frame>
          <draw:frame draw:style-name="gr3" draw:text-style-name="P6" draw:layer="layout" svg:width="3.753cm" svg:height="1.495cm" svg:x="23.276cm" svg:y="8.933cm">
            <draw:text-box>
              <text:p text:style-name="P5"><text:span text:style-name="T3">B</text:span><text:span text:style-name="T3">e</text:span><text:span text:style-name="T3">n</text:span><text:span text:style-name="T3">c</text:span><text:span text:style-name="T3">h</text:span><text:span text:style-name="T3">m</text:span><text:span text:style-name="T3">ar</text:span><text:span text:style-name="T3">k</text:span></text:p>
            </draw:text-box>
          </draw:frame>
          <draw:frame draw:style-name="gr3" draw:text-style-name="P6" draw:layer="layout" svg:width="3.753cm" svg:height="1.495cm" svg:x="23.276cm" svg:y="10.711cm">
            <draw:text-box>
              <text:p text:style-name="P5"><text:span text:style-name="T3">M</text:span><text:span text:style-name="T3">ot</text:span><text:span text:style-name="T3">or</text:span><text:span text:style-name="T3">s</text:span></text:p>
            </draw:text-box>
          </draw:frame>
        </draw:g>
        <draw:line draw:style-name="gr8" draw:text-style-name="P8" draw:layer="layout" svg:x1="5.496cm" svg:y1="10.114cm" svg:x2="7.02cm" svg:y2="10.114cm">
          <text:p/>
        </draw:line>
        <draw:line draw:style-name="gr8" draw:text-style-name="P8" draw:layer="layout" svg:x1="20.996cm" svg:y1="10.114cm" svg:x2="22.52cm" svg:y2="10.114cm">
          <text:p/>
        </draw:line>
        <draw:frame draw:style-name="gr9" draw:text-style-name="P9" draw:layer="layout" svg:width="8.636cm" svg:height="0.962cm" svg:x="9.906cm" svg:y="1.27cm">
          <draw:text-box>
            <text:p>functional_architecture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1" draw:text-style-name="P5" draw:layer="layout" svg:width="9.074cm" svg:height="6.667cm" svg:x="12.869cm" svg:y="12.08cm">
          <draw:image xlink:href="Pictures/1000000000000280000001E0654014A2C97140AE.jpg" xlink:type="simple" xlink:show="embed" xlink:actuate="onLoad" loext:mime-type="image/jpeg">
            <text:p/>
          </draw:image>
        </draw:frame>
        <draw:frame draw:style-name="gr12" draw:text-style-name="P5" draw:layer="layout" svg:width="8.89cm" svg:height="6.713cm" svg:x="3.556cm" svg:y="11.981cm">
          <draw:image xlink:href="Pictures/1000000000000280000001E0D0D321E0048FC2F6.jpg" xlink:type="simple" xlink:show="embed" xlink:actuate="onLoad" loext:mime-type="image/jpeg">
            <text:p/>
          </draw:image>
        </draw:frame>
        <draw:frame draw:style-name="gr13" draw:text-style-name="P5" draw:layer="layout" svg:width="8.89cm" svg:height="6.667cm" svg:x="12.954cm" svg:y="5.08cm">
          <draw:image xlink:href="Pictures/1000000000000280000001E0811B21ADEAA1EF3C.jpg" xlink:type="simple" xlink:show="embed" xlink:actuate="onLoad" loext:mime-type="image/jpeg">
            <text:p/>
          </draw:image>
        </draw:frame>
        <draw:frame draw:style-name="gr13" draw:text-style-name="P5" draw:layer="layout" svg:width="8.871cm" svg:height="6.655cm" draw:transform="skewX (0.000349065850398866) rotate (-0.00261799387799158) translate (3.575cm 5.08cm)">
          <draw:image xlink:href="Pictures/1000000000000280000001E03B4CA3928D52B1E2.jpg" xlink:type="simple" xlink:show="embed" xlink:actuate="onLoad" loext:mime-type="image/jpeg">
            <text:p/>
          </draw:image>
        </draw:frame>
        <draw:custom-shape draw:style-name="gr14" draw:text-style-name="P11" draw:layer="layout" svg:width="8.89cm" svg:height="6.678cm" svg:x="3.556cm" svg:y="12.0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8.89cm" svg:height="6.678cm" svg:x="12.954cm" svg:y="12.0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08cm" svg:height="6.096cm" svg:x="7.112cm" svg:y="12.6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08cm" svg:height="6.096cm" svg:x="16.512cm" svg:y="12.60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636cm" svg:height="0.962cm" svg:x="9.906cm" svg:y="1.27cm">
          <draw:text-box>
            <text:p>tracker_demo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7" draw:text-style-name="P14" draw:layer="layout" svg:width="1.27cm" svg:height="2.126cm" svg:x="16.407cm" svg:y="10.386cm">
          <draw:text-box>
            <text:p text:style-name="P13"><text:span text:style-name="T6">x</text:span></text:p>
          </draw:text-box>
        </draw:frame>
        <draw:custom-shape draw:style-name="gr18" draw:text-style-name="P11" draw:layer="layout" svg:width="8.89cm" svg:height="12.192cm" svg:x="2.286cm" svg:y="5.4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8.89cm" svg:height="12.192cm" svg:x="11.986cm" svg:y="5.4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254cm" svg:height="0.254cm" svg:x="5.396cm" svg:y="7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6.412cm" svg:y="7.6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5.142cm" svg:y="8.7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6.92cm" svg:y="8.9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3.364cm" svg:y="10.2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3.11cm" svg:y="7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4.888cm" svg:y="6.6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3.364cm" svg:y="8.7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4.126cm" svg:y="7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7.174cm" svg:y="7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6.412cm" svg:y="9.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3.618cm" svg:y="12.0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3.619cm" svg:y="12.0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5.65cm" svg:y="12.5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4.888cm" svg:y="10.4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5.904cm" svg:y="11.2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7.428cm" svg:y="10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5.904cm" svg:y="8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7.936cm" svg:y="9.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8.698cm" svg:y="7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3.11cm" svg:y="6.1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4.126cm" svg:y="13.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6.92cm" svg:y="15.3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5.904cm" svg:y="14.0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7.428cm" svg:y="12.7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7.936cm" svg:y="14.0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254cm" svg:height="0.254cm" svg:x="6.92cm" svg:y="11.7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4cm" svg:height="0.281cm" svg:x="16.154cm" svg:y="8.1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4cm" svg:height="0.281cm" svg:x="17.373cm" svg:y="7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2cm" svg:x="15.849cm" svg:y="8.9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7.982cm" svg:y="9.2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4cm" svg:height="0.281cm" svg:x="13.716cm" svg:y="10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3.411cm" svg:y="7.2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5.544cm" svg:y="6.7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4.63cm" svg:y="8.1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8.287cm" svg:y="7.2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4cm" svg:height="0.281cm" svg:x="17.373cm" svg:y="10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4.02cm" svg:y="12.6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4cm" svg:height="0.281cm" svg:x="14.022cm" svg:y="12.6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2cm" svg:x="15.544cm" svg:y="10.9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6.763cm" svg:y="11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6.763cm" svg:y="8.6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9.201cm" svg:y="10.1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4.63cm" svg:y="14.3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7.982cm" svg:y="16.2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4cm" svg:height="0.282cm" svg:x="18.592cm" svg:y="13.4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5" draw:layer="layout" svg:width="0.305cm" svg:height="0.281cm" svg:x="17.982cm" svg:y="12.3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6" draw:layer="layout" svg:width="0.305cm" svg:height="0.281cm" svg:x="16.83cm" svg:y="14.3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6" draw:layer="layout" svg:width="0.305cm" svg:height="0.281cm" svg:x="18.607cm" svg:y="11.2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6" draw:layer="layout" svg:width="0.305cm" svg:height="0.281cm" svg:x="14.594cm" svg:y="7.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6" draw:layer="layout" svg:width="0.305cm" svg:height="0.281cm" svg:x="17.083cm" svg:y="7.1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6" draw:layer="layout" svg:width="0.305cm" svg:height="0.281cm" svg:x="18.607cm" svg:y="6.1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6" draw:layer="layout" svg:width="0.305cm" svg:height="0.281cm" svg:x="18.912cm" svg:y="8.7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6" draw:layer="layout" svg:width="0.305cm" svg:height="0.281cm" svg:x="14.34cm" svg:y="9.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6" draw:layer="layout" svg:width="0.305cm" svg:height="0.281cm" svg:x="15.305cm" svg:y="12.5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14" draw:layer="layout" svg:width="1.27cm" svg:height="2.126cm" svg:x="5.35cm" svg:y="9.475cm">
          <draw:text-box>
            <text:p text:style-name="P13"><text:span text:style-name="T6">x</text:span></text:p>
          </draw:text-box>
        </draw:frame>
        <draw:frame draw:style-name="gr22" draw:text-style-name="P18" draw:layer="layout" svg:width="1.434cm" svg:height="1.539cm" svg:x="5.424cm" svg:y="17.686cm">
          <draw:text-box>
            <text:p text:style-name="P17"><text:span text:style-name="T7">σ</text:span><text:span text:style-name="T8">x</text:span></text:p>
          </draw:text-box>
        </draw:frame>
        <draw:line draw:style-name="gr23" draw:text-style-name="P8" draw:layer="layout" svg:x1="2.694cm" svg:y1="17.97cm" svg:x2="9.044cm" svg:y2="17.97cm">
          <text:p/>
        </draw:line>
        <draw:frame draw:style-name="gr17" draw:text-style-name="P20" draw:layer="layout" svg:width="0.254cm" svg:height="0.666cm" svg:x="6.25cm" svg:y="17.878cm">
          <draw:text-box>
            <text:p text:style-name="P19"><text:span text:style-name="T9">t</text:span></text:p>
          </draw:text-box>
        </draw:frame>
        <draw:line draw:style-name="gr23" draw:text-style-name="P8" draw:layer="layout" svg:x1="1.768cm" svg:y1="15.816cm" svg:x2="1.768cm" svg:y2="5.91cm">
          <text:p/>
        </draw:line>
        <draw:frame draw:style-name="gr22" draw:text-style-name="P18" draw:layer="layout" svg:width="1.434cm" svg:height="1.539cm" svg:x="0.254cm" svg:y="9.959cm">
          <draw:text-box>
            <text:p text:style-name="P17"><text:span text:style-name="T7">σ</text:span><text:span text:style-name="T8">y</text:span></text:p>
          </draw:text-box>
        </draw:frame>
        <draw:frame draw:style-name="gr17" draw:text-style-name="P20" draw:layer="layout" svg:width="0.254cm" svg:height="0.666cm" svg:x="1.05cm" svg:y="10.078cm">
          <draw:text-box>
            <text:p text:style-name="P19"><text:span text:style-name="T9">t</text:span></text:p>
          </draw:text-box>
        </draw:frame>
        <draw:line draw:style-name="gr23" draw:text-style-name="P8" draw:layer="layout" svg:x1="21.336cm" svg:y1="16.832cm" svg:x2="21.336cm" svg:y2="6.51cm">
          <text:p/>
        </draw:line>
        <draw:frame draw:style-name="gr22" draw:text-style-name="P18" draw:layer="layout" svg:width="1.434cm" svg:height="1.539cm" svg:x="21.363cm" svg:y="10.559cm">
          <draw:text-box>
            <text:p text:style-name="P17"><text:span text:style-name="T7">σ</text:span><text:span text:style-name="T8">y</text:span></text:p>
          </draw:text-box>
        </draw:frame>
        <draw:frame draw:style-name="gr24" draw:text-style-name="P21" draw:layer="layout" svg:width="1.463cm" svg:height="1.496cm" svg:x="22.159cm" svg:y="10.678cm">
          <draw:text-box>
            <text:p text:style-name="P19"><text:span text:style-name="T9">t+1</text:span></text:p>
          </draw:text-box>
        </draw:frame>
        <draw:frame draw:style-name="gr22" draw:text-style-name="P18" draw:layer="layout" svg:width="1.434cm" svg:height="1.539cm" svg:x="16.024cm" svg:y="17.687cm">
          <draw:text-box>
            <text:p text:style-name="P17"><text:span text:style-name="T7">σ</text:span><text:span text:style-name="T8">x</text:span></text:p>
          </draw:text-box>
        </draw:frame>
        <draw:line draw:style-name="gr23" draw:text-style-name="P8" draw:layer="layout" svg:x1="13.462cm" svg:y1="17.971cm" svg:x2="19.644cm" svg:y2="17.971cm">
          <text:p/>
        </draw:line>
        <draw:frame draw:style-name="gr25" draw:text-style-name="P21" draw:layer="layout" svg:width="0.984cm" svg:height="1.081cm" svg:x="16.55cm" svg:y="17.879cm">
          <draw:text-box>
            <text:p text:style-name="P19"><text:span text:style-name="T9">t+1</text:span></text:p>
          </draw:text-box>
        </draw:frame>
        <draw:frame draw:style-name="gr17" draw:text-style-name="P22" draw:layer="layout" svg:width="5.08cm" svg:height="0.962cm" svg:x="9.144cm" svg:y="1.778cm">
          <draw:text-box>
            <text:p>tracker_update</text:p>
          </draw:text-box>
        </draw:frame>
        <draw:frame draw:style-name="gr17" draw:text-style-name="P22" draw:layer="layout" svg:width="2.032cm" svg:height="0.962cm" svg:x="6.288cm" svg:y="4.564cm">
          <draw:text-box>
            <text:p>t</text:p>
          </draw:text-box>
        </draw:frame>
        <draw:frame draw:style-name="gr17" draw:text-style-name="P22" draw:layer="layout" svg:width="2.032cm" svg:height="0.962cm" svg:x="15.756cm" svg:y="4.518cm">
          <draw:text-box>
            <text:p>t+1</text:p>
          </draw:text-box>
        </draw:frame>
        <draw:line draw:style-name="gr26" draw:text-style-name="P8" draw:layer="layout" svg:x1="6.096cm" svg:y1="10.722cm" svg:x2="17.018cm" svg:y2="11.586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3" draw:text-style-name="P5" draw:layer="layout" svg:width="10.609cm" svg:height="10.979cm" svg:x="1.27cm" svg:y="8.833cm">
          <draw:image xlink:href="Pictures/10000201000001910000019F67CB4A9527086F51.png" xlink:type="simple" xlink:show="embed" xlink:actuate="onLoad" loext:mime-type="image/png">
            <text:p/>
          </draw:image>
        </draw:frame>
        <draw:frame draw:style-name="gr27" draw:text-style-name="P24" draw:layer="layout" svg:width="2.286cm" svg:height="1.911cm" svg:x="6.858cm" svg:y="11.297cm">
          <draw:text-box>
            <text:p text:style-name="P23"><text:span text:style-name="T10">S</text:span><text:span text:style-name="T10">af</text:span><text:span text:style-name="T10">e </text:span><text:span text:style-name="T10">z</text:span><text:span text:style-name="T10">o</text:span><text:span text:style-name="T10">n</text:span><text:span text:style-name="T10">e</text:span></text:p>
          </draw:text-box>
        </draw:frame>
        <draw:frame draw:style-name="gr28" draw:text-style-name="P26" draw:layer="layout" svg:width="3.302cm" svg:height="3.095cm" svg:x="9.398cm" svg:y="14.431cm">
          <draw:text-box>
            <text:p text:style-name="P25"><text:span text:style-name="T11">T</text:span><text:span text:style-name="T11">u</text:span><text:span text:style-name="T11">r</text:span><text:span text:style-name="T11">n </text:span><text:span text:style-name="T11">r</text:span><text:span text:style-name="T11">i</text:span><text:span text:style-name="T11">g</text:span><text:span text:style-name="T11">h</text:span><text:span text:style-name="T11">t</text:span></text:p>
          </draw:text-box>
        </draw:frame>
        <draw:frame draw:style-name="gr28" draw:text-style-name="P26" draw:layer="layout" svg:width="3.302cm" svg:height="3.095cm" svg:x="9.398cm" svg:y="14.432cm">
          <draw:text-box>
            <text:p text:style-name="P25"><text:span text:style-name="T11">T</text:span><text:span text:style-name="T11">u</text:span><text:span text:style-name="T11">r</text:span><text:span text:style-name="T11">n </text:span><text:span text:style-name="T11">r</text:span><text:span text:style-name="T11">i</text:span><text:span text:style-name="T11">g</text:span><text:span text:style-name="T11">h</text:span><text:span text:style-name="T11">t</text:span></text:p>
          </draw:text-box>
        </draw:frame>
        <draw:frame draw:style-name="gr29" draw:text-style-name="P28" draw:layer="layout" svg:width="2.54cm" svg:height="0.903cm" svg:x="9.806cm" svg:y="12.954cm">
          <draw:text-box>
            <text:p text:style-name="P27"><text:span text:style-name="T12">&gt; </text:span><text:span text:style-name="T12">5</text:span><text:span text:style-name="T12">0 </text:span><text:span text:style-name="T12">p</text:span><text:span text:style-name="T12">x</text:span></text:p>
          </draw:text-box>
        </draw:frame>
        <draw:frame draw:style-name="gr30" draw:text-style-name="P30" draw:layer="layout" svg:width="1.016cm" svg:height="0.607cm" svg:x="2.54cm" svg:y="13.109cm">
          <draw:text-box>
            <text:p text:style-name="P29"><text:span text:style-name="T13">aa</text:span></text:p>
          </draw:text-box>
        </draw:frame>
        <draw:frame draw:style-name="gr31" draw:text-style-name="P28" draw:layer="layout" svg:width="2.748cm" svg:height="0.903cm" svg:x="0.6cm" svg:y="12.954cm">
          <draw:text-box>
            <text:p text:style-name="P27"><text:span text:style-name="T12">&lt; </text:span><text:span text:style-name="T12">-</text:span><text:span text:style-name="T12">5</text:span><text:span text:style-name="T12">0 </text:span><text:span text:style-name="T12">p</text:span><text:span text:style-name="T12">x</text:span></text:p>
          </draw:text-box>
        </draw:frame>
        <draw:frame draw:style-name="gr28" draw:text-style-name="P26" draw:layer="layout" svg:width="3.302cm" svg:height="3.095cm" svg:x="1.016cm" svg:y="14.431cm">
          <draw:text-box>
            <text:p text:style-name="P25"><text:span text:style-name="T11">T</text:span><text:span text:style-name="T11">u</text:span><text:span text:style-name="T11">r</text:span><text:span text:style-name="T11">n </text:span><text:span text:style-name="T11">l</text:span><text:span text:style-name="T11">e</text:span><text:span text:style-name="T11">f</text:span><text:span text:style-name="T11">t</text:span></text:p>
          </draw:text-box>
        </draw:frame>
        <draw:frame draw:style-name="gr13" draw:text-style-name="P5" draw:layer="layout" svg:width="9.009cm" svg:height="15.919cm" svg:x="13.102cm" svg:y="3.893cm">
          <draw:image xlink:href="Pictures/10000201000001DC00000349887D7EAD3E66D38D.png" xlink:type="simple" xlink:show="embed" xlink:actuate="onLoad" loext:mime-type="image/png">
            <text:p/>
          </draw:image>
        </draw:frame>
        <draw:frame draw:style-name="gr27" draw:text-style-name="P24" draw:layer="layout" svg:width="2.286cm" svg:height="1.911cm" svg:x="17.166cm" svg:y="8.128cm">
          <draw:text-box>
            <text:p text:style-name="P23"><text:span text:style-name="T10">S</text:span><text:span text:style-name="T10">af</text:span><text:span text:style-name="T10">e </text:span><text:span text:style-name="T10">z</text:span><text:span text:style-name="T10">o</text:span><text:span text:style-name="T10">n</text:span><text:span text:style-name="T10">e</text:span></text:p>
          </draw:text-box>
        </draw:frame>
        <draw:frame draw:style-name="gr32" draw:text-style-name="P28" draw:layer="layout" svg:width="1.784cm" svg:height="0.903cm" draw:transform="rotate (1.58266456570846) translate (18.416cm 14.484cm)">
          <draw:text-box>
            <text:p text:style-name="P27"><text:span text:style-name="T12">4</text:span><text:span text:style-name="T12">0 </text:span><text:span text:style-name="T12">c</text:span><text:span text:style-name="T12">m</text:span></text:p>
          </draw:text-box>
        </draw:frame>
        <draw:frame draw:style-name="gr33" draw:text-style-name="P28" draw:layer="layout" svg:width="2.078cm" svg:height="0.916cm" draw:transform="rotate (1.58266456570846) translate (18.461cm 7.728cm)">
          <draw:text-box>
            <text:p text:style-name="P27"><text:span text:style-name="T12">1</text:span><text:span text:style-name="T12">3</text:span><text:span text:style-name="T12">0 </text:span><text:span text:style-name="T12">c</text:span><text:span text:style-name="T12">m</text:span></text:p>
          </draw:text-box>
        </draw:frame>
        <draw:frame draw:style-name="gr34" draw:text-style-name="P30" draw:layer="layout" svg:width="0.708cm" svg:height="3.095cm" svg:x="20.417cm" svg:y="12.197cm">
          <draw:text-box>
            <text:p text:style-name="P29">jaja</text:p>
          </draw:text-box>
        </draw:frame>
        <draw:frame draw:style-name="gr17" draw:text-style-name="P31" draw:layer="layout" svg:width="2.23cm" svg:height="0.903cm" draw:transform="rotate (1.58266456570846) translate (20.322cm 14.224cm)">
          <draw:text-box>
            <text:p text:style-name="P27"><text:span text:style-name="T12">1</text:span><text:span text:style-name="T12">0</text:span><text:span text:style-name="T12">0 </text:span><text:span text:style-name="T12">c</text:span><text:span text:style-name="T12">m</text:span></text:p>
          </draw:text-box>
        </draw:frame>
        <draw:frame draw:style-name="gr17" draw:text-style-name="P32" draw:layer="layout" svg:width="6.35cm" svg:height="2.521cm" svg:x="3.556cm" svg:y="4.591cm">
          <draw:text-box>
            <text:p text:style-name="P23"><text:span text:style-name="T7">A</text:span><text:span text:style-name="T7">n</text:span><text:span text:style-name="T7">g</text:span><text:span text:style-name="T7">u</text:span><text:span text:style-name="T7">l</text:span><text:span text:style-name="T7">a</text:span><text:span text:style-name="T7">r 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l</text:span><text:span text:style-name="T7">e</text:span><text:span text:style-name="T7">r</text:span></text:p>
          </draw:text-box>
        </draw:frame>
        <draw:frame draw:style-name="gr17" draw:text-style-name="P32" draw:layer="layout" svg:width="6.35cm" svg:height="1.386cm" svg:x="13.716cm" svg:y="3.186cm">
          <draw:text-box>
            <text:p text:style-name="P23"><text:span text:style-name="T7">L</text:span><text:span text:style-name="T7">i</text:span><text:span text:style-name="T7">n</text:span><text:span text:style-name="T7">e</text:span><text:span text:style-name="T7">a</text:span><text:span text:style-name="T7">r </text:span><text:span text:style-name="T7">c</text:span><text:span text:style-name="T7">o</text:span><text:span text:style-name="T7">n</text:span><text:span text:style-name="T7">t</text:span><text:span text:style-name="T7">r</text:span><text:span text:style-name="T7">o</text:span><text:span text:style-name="T7">ll</text:span><text:span text:style-name="T7">e</text:span><text:span text:style-name="T7">r</text:span></text:p>
          </draw:text-box>
        </draw:frame>
        <draw:frame draw:style-name="gr35" draw:text-style-name="P34" draw:layer="layout" svg:width="9.906cm" svg:height="3.095cm" svg:x="1.016cm" svg:y="2.286cm">
          <draw:text-box>
            <text:p text:style-name="P33">velocity_controllers</text:p>
          </draw:text-box>
        </draw:frame>
        <presentation:notes draw:style-name="dp1">
          <draw:page-thumbnail draw:style-name="gr10" draw:layer="layout" svg:width="19.798cm" svg:height="11.136cm" svg:x="0.6cm" svg:y="2.257cm" draw:page-number="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6" draw:text-style-name="P11" draw:layer="layout" svg:width="3.074cm" svg:height="5.334cm" svg:x="7.086cm" svg:y="5.3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8.89cm" svg:height="6.096cm" svg:x="1.778cm" svg:y="4.826cm">
          <text:p/>
          <draw:enhanced-geometry svg:viewBox="0 0 21600 21600" draw:type="rectangle" draw:enhanced-path="M 0 0 L 21600 0 21600 21600 0 21600 0 0 Z N"/>
        </draw:custom-shape>
        <draw:line draw:style-name="gr38" draw:text-style-name="P8" draw:layer="layout" svg:x1="1.778cm" svg:y1="7.774cm" svg:x2="10.668cm" svg:y2="7.774cm">
          <text:p/>
        </draw:line>
        <draw:frame draw:style-name="gr39" draw:text-style-name="P37" draw:layer="layout" svg:width="0.762cm" svg:height="1.182cm" svg:x="8.348cm" svg:y="7.284cm">
          <draw:text-box>
            <text:p text:style-name="P36">x</text:p>
          </draw:text-box>
        </draw:frame>
        <draw:frame draw:style-name="gr40" draw:text-style-name="P37" draw:layer="layout" svg:width="0.762cm" svg:height="1.182cm" svg:x="5.842cm" svg:y="7.061cm">
          <draw:text-box>
            <text:p text:style-name="P36">x</text:p>
          </draw:text-box>
        </draw:frame>
        <draw:line draw:style-name="gr41" draw:text-style-name="P8" draw:layer="layout" svg:x1="6.25cm" svg:y1="9.144cm" svg:x2="8.79cm" svg:y2="9.152cm">
          <text:p/>
        </draw:line>
        <draw:line draw:style-name="gr42" draw:text-style-name="P8" draw:layer="layout" svg:x1="8.754cm" svg:y1="8.028cm" svg:x2="8.754cm" svg:y2="9.146cm">
          <text:p/>
        </draw:line>
        <draw:line draw:style-name="gr42" draw:text-style-name="P8" draw:layer="layout" svg:x1="6.248cm" svg:y1="7.812cm" svg:x2="6.248cm" svg:y2="9.144cm">
          <text:p/>
        </draw:line>
        <draw:frame draw:style-name="gr43" draw:text-style-name="P39" draw:layer="layout" svg:width="2.286cm" svg:height="1.673cm" svg:x="6.858cm" svg:y="8.898cm">
          <draw:text-box>
            <text:p text:style-name="P38"><text:span text:style-name="T14">94 px</text:span></text:p>
          </draw:text-box>
        </draw:frame>
        <draw:frame draw:style-name="gr43" draw:text-style-name="P22" draw:layer="layout" svg:width="7.874cm" svg:height="1.673cm" svg:x="2.286cm" svg:y="3.81cm">
          <draw:text-box>
            <text:p>Angular error computation</text:p>
          </draw:text-box>
        </draw:frame>
        <draw:frame draw:style-name="gr13" draw:text-style-name="P5" draw:layer="layout" svg:width="6.853cm" svg:height="5.174cm" svg:x="11.938cm" svg:y="5.334cm">
          <draw:image xlink:href="Pictures/10000201000002C600000218922B20903D7D5D66.png" xlink:type="simple" xlink:show="embed" xlink:actuate="onLoad" loext:mime-type="image/png">
            <text:p/>
          </draw:image>
        </draw:frame>
        <draw:custom-shape draw:style-name="gr44" draw:text-style-name="P11" draw:layer="layout" svg:width="2.54cm" svg:height="4.572cm" svg:x="16.156cm" svg:y="5.904cm">
          <text:p/>
          <draw:enhanced-geometry svg:viewBox="0 0 21600 21600" draw:type="rectangle" draw:enhanced-path="M 0 0 L 21600 0 21600 21600 0 21600 0 0 Z N"/>
        </draw:custom-shape>
        <draw:frame draw:style-name="gr45" draw:text-style-name="P40" draw:layer="layout" svg:width="2.794cm" svg:height="2.603cm" svg:x="19.45cm" svg:y="6.658cm">
          <draw:text-box>
            <text:p text:style-name="P5"><text:span text:style-name="T3">Grid </text:span><text:span text:style-name="T3">sam</text:span><text:span text:style-name="T3">pling </text:span><text:span text:style-name="T3">+ </text:span></text:p>
            <text:p text:style-name="P5"><text:span text:style-name="T3">medi</text:span><text:span text:style-name="T3">an</text:span></text:p>
          </draw:text-box>
        </draw:frame>
        <draw:line draw:style-name="gr46" draw:text-style-name="P8" draw:layer="layout" svg:x1="18.791cm" svg:y1="8.128cm" svg:x2="19.45cm" svg:y2="8.128cm">
          <text:p/>
        </draw:line>
        <draw:frame draw:style-name="gr43" draw:text-style-name="P22" draw:layer="layout" svg:width="7.874cm" svg:height="1.673cm" svg:x="11.686cm" svg:y="4.411cm">
          <draw:text-box>
            <text:p>Linear error computation</text:p>
          </draw:text-box>
        </draw:frame>
        <draw:frame draw:style-name="gr47" draw:text-style-name="P41" draw:layer="layout" svg:width="4.624cm" svg:height="1.172cm" svg:x="12.954cm" svg:y="10.612cm">
          <draw:text-box>
            <text:p text:style-name="P5"><text:span text:style-name="T3">(depth </text:span><text:span text:style-name="T3">image)</text:span></text:p>
          </draw:text-box>
        </draw:frame>
        <draw:frame draw:style-name="gr48" draw:text-style-name="P22" draw:layer="layout" svg:width="9.144cm" svg:height="2.384cm" svg:x="5.334cm" svg:y="0.508cm">
          <draw:text-box>
            <text:p>controller_error_computation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" svg:font-family="'LM Mono 12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9:14:14.467508972</meta:creation-date>
    <dc:date>2020-06-23T20:03:10.976311705</dc:date>
    <meta:editing-duration>PT42M37S</meta:editing-duration>
    <meta:editing-cycles>4</meta:editing-cycles>
    <meta:generator>LibreOffice/6.4.3.2$Linux_X86_64 LibreOffice_project/40$Build-2</meta:generator>
    <meta:document-statistic meta:object-count="167"/>
  </office:meta>
</office:document-meta>
</file>